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5dca3" officeooo:paragraph-rsid="0015dca3"/>
    </style:style>
    <style:style style:name="P2" style:family="paragraph" style:parent-style-name="Standard">
      <style:text-properties style:font-name="FreeSans" fo:font-weight="bold" officeooo:rsid="0015dca3" officeooo:paragraph-rsid="0015dca3" style:font-weight-asian="bold" style:font-weight-complex="bold"/>
    </style:style>
    <style:style style:name="P3" style:family="paragraph" style:parent-style-name="Standard">
      <style:text-properties style:font-name="sans-serif" fo:font-size="12pt"/>
    </style:style>
    <style:style style:name="P4" style:family="paragraph" style:parent-style-name="Standard">
      <style:text-properties style:font-name="sans-serif" fo:font-size="12pt" officeooo:rsid="0015dca3"/>
    </style:style>
    <style:style style:name="P5" style:family="paragraph" style:parent-style-name="Standard">
      <style:text-properties style:font-name="sans-serif" fo:font-size="12pt" officeooo:rsid="0015dca3" officeooo:paragraph-rsid="0015dca3"/>
    </style:style>
    <style:style style:name="P6" style:family="paragraph" style:parent-style-name="Standard">
      <style:text-properties style:font-name="sans-serif" fo:font-size="12pt" fo:language="en" fo:country="US" officeooo:rsid="0015dca3" style:language-asian="de" style:country-asian="CH" style:font-name-complex="Arial1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style:font-name="sans-serif" fo:font-size="12pt" fo:language="en" fo:country="US" officeooo:rsid="0015dca3" style:language-asian="de" style:country-asian="CH" style:font-name-complex="Arial1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orphans="2" fo:widows="2" fo:text-indent="0in" style:auto-text-indent="false" style:vertical-align="auto" style:writing-mode="lr-tb"/>
      <style:text-properties style:font-name="sans-serif" fo:font-size="12pt" fo:language="en" fo:country="US" officeooo:rsid="0015dca3" style:language-asian="de" style:country-asian="CH" style:font-name-complex="Arial1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style:font-name="sans-serif" fo:font-size="12pt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style:font-name="sans-serif" fo:font-size="12pt" officeooo:rsid="0015dca3" officeooo:paragraph-rsid="0015dca3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style:font-name="sans-serif" fo:font-size="12pt" officeooo:rsid="00181f79" officeooo:paragraph-rsid="00181f79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style:font-name="sans-serif" fo:font-size="12pt" officeooo:rsid="001985b8" officeooo:paragraph-rsid="001985b8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style:font-name="sans-serif" fo:font-size="12pt" fo:font-weight="bold" officeooo:rsid="00181f79" officeooo:paragraph-rsid="00181f79" style:font-weight-asian="bold" style:font-weight-complex="bold"/>
    </style:style>
    <style:style style:name="T1" style:family="text">
      <style:text-properties officeooo:rsid="0015dca3"/>
    </style:style>
    <style:style style:name="T2" style:family="text">
      <style:text-properties style:font-name="FreeSans" fo:language="en" fo:country="US" style:language-asian="de" style:country-asian="CH" style:font-name-complex="Arial1"/>
    </style:style>
    <style:style style:name="T3" style:family="text">
      <style:text-properties fo:language="en" fo:country="US" style:language-asian="de" style:country-asian="CH" style:font-name-complex="Arial1"/>
    </style:style>
    <style:style style:name="T4" style:family="text">
      <style:text-properties fo:language="en" fo:country="US" officeooo:rsid="001a0062" style:language-asian="de" style:country-asian="CH" style:font-name-complex="Arial1"/>
    </style:style>
    <style:style style:name="T5" style:family="text">
      <style:text-properties officeooo:rsid="00181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1">Matthias Fuhr</text:p>
      <text:p text:style-name="P1"/>
      <text:p text:style-name="P2">Exercise 1 – <text:span text:style-name="T5">Get know your machine</text:span></text:p>
      <text:p text:style-name="P1"/>
      <text:p text:style-name="P5">(a) Processor manufacturer, name, and number</text:p>
      <text:p text:style-name="P4"><text:span text:style-name="T3">Intel, Haswell Core i7-4940MX CPU</text:span></text:p>
      <text:p text:style-name="P3"><text:span text:style-name="T2"/></text:p>
      <text:p text:style-name="P3">(b) Number of CPU cores</text:p>
      <text:p text:style-name="P6">1 socket, 4 cores and 8 logical processors</text:p>
      <text:p text:style-name="P8">L1 cache 256 KB</text:p>
      <text:p text:style-name="P8">L2 cache 1024 KB</text:p>
      <text:p text:style-name="P7">L3 cache 8192 KB</text:p>
      <text:p text:style-name="P3"/>
      <text:p text:style-name="P3">(c) CPU-core frequency</text:p>
      <text:p text:style-name="P5">3.10 GHz</text:p>
      <text:p text:style-name="P5"/>
      <text:p text:style-name="P3">(d) Tick or tock model?</text:p>
      <text:p text:style-name="P9"><text:span text:style-name="T3">Tock (Haswell 2013-06-02)</text:span></text:p>
      <text:p text:style-name="P3"/>
      <text:p text:style-name="P3">For one core and without considering SSE/AVX:</text:p>
      <text:p text:style-name="P3">(d) Cycles/issue for <text:span text:style-name="T1">f</text:span>oating point additions</text:p>
      <text:p text:style-name="P3"/>
      <text:p text:style-name="P3">(e) Cycles/issue for <text:span text:style-name="T1">f</text:span>oating point multiplications</text:p>
      <text:p text:style-name="P3"/>
      <text:p text:style-name="P3">(f) Maximum theoretical oating point peak performance in both op/cycle and G op/s</text:p>
      <text:p text:style-name="P10"><text:span text:style-name="T3">FLOPS = sockets x (cores / socket) x clock x (FLOPs/cycle</text:span></text:p>
      <text:p text:style-name="P10"><text:span text:style-name="T3"/></text:p>
      <text:p text:style-name="P13"><text:span text:style-name="T3">Exercise 4 – Matrix multiplication</text:span></text:p>
      <text:p text:style-name="P11"><text:span text:style-name="T3"/></text:p>
      <text:p text:style-name="P12"><text:span text:style-name="T3">(a) Inspect code</text:span></text:p>
      <text:p text:style-name="P12"><text:span text:style-name="T3">Done</text:span></text:p>
      <text:p text:style-name="P12"><text:span text:style-name="T3"/></text:p>
      <text:p text:style-name="P12"><text:span text:style-name="T3">(b) Exact number of floating point operations</text:span></text:p>
      <text:p text:style-name="P12"><text:span text:style-name="T3">2n</text:span><text:span text:style-name="T4">^</text:span><text:span text:style-name="T3">3</text:span></text:p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de" fo:country="CH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7%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1pt" fo:language="de" fo:country="CH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6:58:47.401597640</meta:creation-date>
    <dc:date>2016-03-09T18:57:39.884917257</dc:date>
    <meta:editing-duration>PT13M21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24" meta:word-count="118" meta:character-count="706" meta:non-whitespace-character-count="610"/>
  </office:meta>
</office:document-meta>
</file>